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Nimbus Sans L" fo:font-size="10.5pt" style:font-size-asian="10.5pt" style:font-size-complex="10.5pt"/>
    </style:style>
    <style:style style:name="P3" style:family="paragraph" style:parent-style-name="Standard"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Courier" fo:font-size="10.5pt" style:font-size-asian="10.5pt" style:font-size-complex="10.5pt"/>
    </style:style>
    <style:style style:name="P6" style:family="paragraph" style:parent-style-name="Standard">
      <style:text-properties style:font-name="Courier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11" style:family="paragraph" style:parent-style-name="Standard">
      <style:paragraph-properties fo:break-before="page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left="-0.011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3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4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5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6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7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8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19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0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1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2" style:family="paragraph" style:parent-style-name="Text_20_body" style:list-style-name="L4">
      <style:paragraph-properties fo:margin-left="-0.4925in" fo:margin-right="0in" fo:margin-top="0in" fo:margin-bottom="0in" fo:text-indent="0in" style:auto-text-indent="false"/>
    </style:style>
    <style:style style:name="P23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4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5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6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7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8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29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0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1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2" style:family="paragraph" style:parent-style-name="Text_20_body" style:list-style-name="L4">
      <style:paragraph-properties fo:margin-left="-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33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4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5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6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7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8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39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40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41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42" style:family="paragraph" style:parent-style-name="Text_20_body" style:list-style-name="L5">
      <style:paragraph-properties fo:margin-left="0.4925in" fo:margin-right="0in" fo:margin-top="0in" fo:margin-bottom="0in" fo:text-indent="0in" style:auto-text-indent="false"/>
      <style:text-properties style:font-name="Nimbus Sans L" fo:font-size="10.5pt" style:font-size-asian="10.5pt" style:font-size-complex="10.5pt"/>
    </style:style>
    <style:style style:name="P43" style:family="paragraph" style:parent-style-name="Standard" style:list-style-name="L2">
      <style:text-properties style:font-name="Nimbus Sans L" fo:font-size="10.5pt" style:font-size-asian="10.5pt" style:font-size-complex="10.5pt"/>
    </style:style>
    <style:style style:name="P44" style:family="paragraph" style:parent-style-name="Standard" style:list-style-name="L2">
      <style:text-properties style:font-name="Nimbus Sans L" fo:font-size="10.5pt" style:font-size-asian="10.5pt" style:font-size-complex="10.5pt"/>
    </style:style>
    <style:style style:name="P45" style:family="paragraph" style:parent-style-name="Standard" style:list-style-name="L2">
      <style:text-properties style:font-name="Nimbus Sans L" fo:font-size="10.5pt" style:font-size-asian="10.5pt" style:font-size-complex="10.5pt"/>
    </style:style>
    <style:style style:name="P46" style:family="paragraph" style:parent-style-name="Standard" style:list-style-name="L2">
      <style:text-properties style:font-name="Nimbus Sans L" fo:font-size="10.5pt" style:font-size-asian="10.5pt" style:font-size-complex="10.5pt"/>
    </style:style>
    <style:style style:name="P47" style:family="paragraph" style:parent-style-name="Standard" style:list-style-name="L2">
      <style:text-properties style:font-name="Nimbus Sans L" fo:font-size="10.5pt" style:font-size-asian="10.5pt" style:font-size-complex="10.5pt"/>
    </style:style>
    <style:style style:name="P48" style:family="paragraph" style:parent-style-name="Standard" style:list-style-name="L6">
      <style:text-properties style:font-name="Nimbus Sans L" fo:font-size="10.5pt" style:font-size-asian="10.5pt" style:font-size-complex="10.5pt"/>
    </style:style>
    <style:style style:name="P49" style:family="paragraph" style:parent-style-name="Standard" style:list-style-name="L6">
      <style:text-properties style:font-name="Nimbus Sans L" fo:font-size="10.5pt" style:font-size-asian="10.5pt" style:font-size-complex="10.5pt"/>
    </style:style>
    <style:style style:name="P50" style:family="paragraph" style:parent-style-name="Standard" style:list-style-name="L6">
      <style:text-properties style:font-name="Nimbus Sans L" fo:font-size="10.5pt" style:font-size-asian="10.5pt" style:font-size-complex="10.5pt"/>
    </style:style>
    <style:style style:name="P51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2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3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4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5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6" style:family="paragraph" style:parent-style-name="Standard" style:list-style-name="L8">
      <style:text-properties style:font-name="Nimbus Sans L" fo:font-size="10.5pt" style:font-size-asian="10.5pt" style:font-size-complex="10.5pt"/>
    </style:style>
    <style:style style:name="P57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58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59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60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61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62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63" style:family="paragraph" style:parent-style-name="Standard" style:list-style-name="L9">
      <style:text-properties style:font-name="Nimbus Sans L" fo:font-size="10.5pt" style:font-size-asian="10.5pt" style:font-size-complex="10.5pt"/>
    </style:style>
    <style:style style:name="P64" style:family="paragraph" style:parent-style-name="Standard" style:list-style-name="L13">
      <style:text-properties style:font-name="Nimbus Sans L" fo:font-size="10.5pt" style:font-size-asian="10.5pt" style:font-size-complex="10.5pt"/>
    </style:style>
    <style:style style:name="P65" style:family="paragraph" style:parent-style-name="Standard" style:list-style-name="L13">
      <style:text-properties style:font-name="Nimbus Sans L" fo:font-size="10.5pt" style:font-size-asian="10.5pt" style:font-size-complex="10.5pt"/>
    </style:style>
    <style:style style:name="P66" style:family="paragraph" style:parent-style-name="Standard" style:list-style-name="L13">
      <style:text-properties style:font-name="Nimbus Sans L" fo:font-size="10.5pt" style:font-size-asian="10.5pt" style:font-size-complex="10.5pt"/>
    </style:style>
    <style:style style:name="P67" style:family="paragraph" style:parent-style-name="Standard" style:list-style-name="L14">
      <style:text-properties style:font-name="Nimbus Sans L" fo:font-size="10.5pt" style:font-size-asian="10.5pt" style:font-size-complex="10.5pt"/>
    </style:style>
    <style:style style:name="P68" style:family="paragraph" style:parent-style-name="Standard" style:list-style-name="L14">
      <style:text-properties style:font-name="Nimbus Sans L" fo:font-size="10.5pt" style:font-size-asian="10.5pt" style:font-size-complex="10.5pt"/>
    </style:style>
    <style:style style:name="P69" style:family="paragraph" style:parent-style-name="Standard" style:list-style-name="L14">
      <style:text-properties style:font-name="Nimbus Sans L" fo:font-size="10.5pt" style:font-size-asian="10.5pt" style:font-size-complex="10.5pt"/>
    </style:style>
    <style:style style:name="P70" style:family="paragraph" style:parent-style-name="Standard" style:list-style-name="L15">
      <style:text-properties style:font-name="Nimbus Sans L" fo:font-size="10.5pt" style:font-size-asian="10.5pt" style:font-size-complex="10.5pt"/>
    </style:style>
    <style:style style:name="P71" style:family="paragraph" style:parent-style-name="Standard" style:list-style-name="L11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72" style:family="paragraph" style:parent-style-name="Standard" style:list-style-name="L12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73" style:family="paragraph" style:parent-style-name="Standard" style:list-style-name="L12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74" style:family="paragraph" style:parent-style-name="Standard" style:list-style-name="L12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75" style:family="paragraph" style:parent-style-name="Standard" style:list-style-name="L12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P76" style:family="paragraph" style:parent-style-name="Standard"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P77" style:family="paragraph" style:parent-style-name="Standard" style:list-style-name="L11"/>
    <style:style style:name="P78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79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0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1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2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3" style:family="paragraph" style:parent-style-name="Standard" style:list-style-name="L1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4" style:family="paragraph" style:parent-style-name="Standard" style:list-style-name="L10">
      <style:paragraph-properties fo:margin-left="0.4925in" fo:margin-right="0in" fo:text-indent="0in" style:auto-text-indent="false"/>
      <style:text-properties style:font-name="Nimbus Sans L" fo:font-size="10.5pt" style:font-size-asian="10.5pt" style:font-size-complex="10.5pt"/>
    </style:style>
    <style:style style:name="P85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86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87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88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89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0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1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2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3" style:family="paragraph" style:parent-style-name="Standard" style:list-style-name="L7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4" style:family="paragraph" style:parent-style-name="Standard" style:list-style-name="L7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5" style:family="paragraph" style:parent-style-name="Standard" style:list-style-name="L7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6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7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8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99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100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101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P102" style:family="paragraph" style:parent-style-name="Standard" style:list-style-name="L6">
      <style:paragraph-properties fo:margin-left="0in" fo:margin-right="0in" fo:text-indent="0in" style:auto-text-indent="false"/>
      <style:text-properties style:font-name="Nimbus Sans L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0.5pt" style:font-size-asian="10.5pt" style:font-size-complex="10.5pt"/>
    </style:style>
    <style:style style:name="T4" style:family="text"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text:list-style style:name="L1">
      <text:list-level-style-bullet text:level="1" text:style-name="Bullet_20_Symbols" style:num-suffix="." text:bullet-char="">
        <style:list-level-properties text:space-before="0.1016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601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01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01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01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01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01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01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01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01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2425in" text:min-label-width="0.25in"/>
      </text:list-level-style-number>
      <text:list-level-style-number text:level="2" style:num-suffix=")" style:num-format="a">
        <style:list-level-properties text:space-before="0.7425in" text:min-label-width="0.25in"/>
      </text:list-level-style-number>
      <text:list-level-style-number text:level="3" text:style-name="Numbering_20_Symbols" style:num-suffix="." style:num-format="1">
        <style:list-level-properties text:space-before="1.2425in" text:min-label-width="0.25in"/>
      </text:list-level-style-number>
      <text:list-level-style-number text:level="4" text:style-name="Numbering_20_Symbols" style:num-suffix="." style:num-format="1">
        <style:list-level-properties text:space-before="1.7425in" text:min-label-width="0.25in"/>
      </text:list-level-style-number>
      <text:list-level-style-number text:level="5" text:style-name="Numbering_20_Symbols" style:num-suffix="." style:num-format="1">
        <style:list-level-properties text:space-before="2.2425in" text:min-label-width="0.25in"/>
      </text:list-level-style-number>
      <text:list-level-style-number text:level="6" text:style-name="Numbering_20_Symbols" style:num-suffix="." style:num-format="1">
        <style:list-level-properties text:space-before="2.7425in" text:min-label-width="0.25in"/>
      </text:list-level-style-number>
      <text:list-level-style-number text:level="7" text:style-name="Numbering_20_Symbols" style:num-suffix="." style:num-format="1">
        <style:list-level-properties text:space-before="3.2425in" text:min-label-width="0.25in"/>
      </text:list-level-style-number>
      <text:list-level-style-number text:level="8" text:style-name="Numbering_20_Symbols" style:num-suffix="." style:num-format="1">
        <style:list-level-properties text:space-before="3.7425in" text:min-label-width="0.25in"/>
      </text:list-level-style-number>
      <text:list-level-style-number text:level="9" text:style-name="Numbering_20_Symbols" style:num-suffix="." style:num-format="1">
        <style:list-level-properties text:space-before="4.2425in" text:min-label-width="0.25in"/>
      </text:list-level-style-number>
      <text:list-level-style-number text:level="10" text:style-name="Numbering_20_Symbols" style:num-suffix="." style:num-format="1">
        <style:list-level-properties text:space-before="4.7425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style:num-suffix=")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0071in" text:min-label-width="0.25in"/>
      </text:list-level-style-number>
      <text:list-level-style-number text:level="2" text:style-name="Numbering_20_Symbols" style:num-suffix="." style:num-format="1">
        <style:list-level-properties text:space-before="0.4929in" text:min-label-width="0.25in"/>
      </text:list-level-style-number>
      <text:list-level-style-number text:level="3" text:style-name="Numbering_20_Symbols" style:num-suffix="." style:num-format="1">
        <style:list-level-properties text:space-before="0.9929in" text:min-label-width="0.25in"/>
      </text:list-level-style-number>
      <text:list-level-style-number text:level="4" text:style-name="Numbering_20_Symbols" style:num-suffix="." style:num-format="1">
        <style:list-level-properties text:space-before="1.4929in" text:min-label-width="0.25in"/>
      </text:list-level-style-number>
      <text:list-level-style-number text:level="5" text:style-name="Numbering_20_Symbols" style:num-suffix="." style:num-format="1">
        <style:list-level-properties text:space-before="1.9929in" text:min-label-width="0.25in"/>
      </text:list-level-style-number>
      <text:list-level-style-number text:level="6" text:style-name="Numbering_20_Symbols" style:num-suffix="." style:num-format="1">
        <style:list-level-properties text:space-before="2.4929in" text:min-label-width="0.25in"/>
      </text:list-level-style-number>
      <text:list-level-style-number text:level="7" text:style-name="Numbering_20_Symbols" style:num-suffix="." style:num-format="1">
        <style:list-level-properties text:space-before="2.9929in" text:min-label-width="0.25in"/>
      </text:list-level-style-number>
      <text:list-level-style-number text:level="8" text:style-name="Numbering_20_Symbols" style:num-suffix="." style:num-format="1">
        <style:list-level-properties text:space-before="3.4929in" text:min-label-width="0.25in"/>
      </text:list-level-style-number>
      <text:list-level-style-number text:level="9" text:style-name="Numbering_20_Symbols" style:num-suffix="." style:num-format="1">
        <style:list-level-properties text:space-before="3.9929in" text:min-label-width="0.25in"/>
      </text:list-level-style-number>
      <text:list-level-style-number text:level="10" text:style-name="Numbering_20_Symbols" style:num-suffix="." style:num-format="1">
        <style:list-level-properties text:space-before="4.4929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ses</text:span> </text:p>
      <text:p text:style-name="P2"/>
      <text:p text:style-name="P3">9. Working as the SuperUser</text:p>
      <text:p text:style-name="P2"/>
      <text:p text:style-name="P2">9.1 Build a template to find gene from a pathway (Pathway --&gt; Genes) </text:p>
      <text:p text:style-name="P2"/>
      <text:p text:style-name="P2">9.2 Build a template to find a pathway from a gene (Gene --&gt; Pathways) </text:p>
      <text:p text:style-name="P2"/>
      <text:p text:style-name="P8">9.3 Build a template that shows genes and their assigned KEGG pathways for a specified GO term. (GO term --&gt; Pathways) <text:s/>Try:</text:p>
      <text:list text:style-name="L1">
        <text:list-item>
          <text:p text:style-name="P78">using a wildcard, eg. "*cell activation" </text:p>
        </text:list-item>
        <text:list-item>
          <text:p text:style-name="P78">changing the sort order</text:p>
        </text:list-item>
        <text:list-item>
          <text:p text:style-name="P78">adding another constraint</text:p>
        </text:list-item>
      </text:list>
      <text:p text:style-name="P2"/>
      <text:p text:style-name="P2">9.4 Make the templates you created viewable by all users of your webapp.</text:p>
      <text:p text:style-name="P2"/>
      <text:p text:style-name="P2">9.5 Add templates you created to the front page. </text:p>
      <text:p text:style-name="P2"/>
      <text:p text:style-name="P2">9.6 Create a list and add it to front page. </text:p>
      <text:p text:style-name="P2"><text:s/></text:p>
      <text:p text:style-name="P2">9.7 Add the Protein.features collection to the "Summary" section of the Protein report page .</text:p>
      <text:p text:style-name="P2"><text:s text:c="5"/></text:p>
      <text:p text:style-name="P3">10. Configuring your webapp with properties files</text:p>
      <text:p text:style-name="P2"/>
      <text:p text:style-name="P2">10.1 In the QueryBuilder, when you click on the SUMMARY button next to the Pathway class, nothing happens. <text:s/>Update the properties file so that Pathway.identifier and Pathway.name are added to the view list when you click on the SUMMARY button. (Hint: webconfig-model.xml)</text:p>
      <text:p text:style-name="P2"/>
      <text:p text:style-name="P2">10.2 When the Pathway.identifier and Pathway.name fields appear on the results page, the fields are not links. <text:s/>Make those fields links to their report page. <text:s/>(Hint: <text:s/>class_keys.properties) </text:p>
      <text:p text:style-name="P2"/>
      <text:p text:style-name="P2">10.3 Update the examples displayed in the search box in the top menu bar with an example gene identifier, list name and template keyword. (Hint: web.properties) </text:p>
      <text:p text:style-name="P2"/>
      <text:p text:style-name="P2">10.4 Update the example identifiers added by the "click to see an example" link on the list upload page .</text:p>
      <text:p text:style-name="P2"/>
      <text:p text:style-name="P2">10.5 On the Protein report page, create a link to the UniProt page for that protein. <text:s/>(Hint: use the PubMed entry as a guide) Note:</text:p>
      <text:p text:style-name="P2"/>
      <text:list text:style-name="L2">
        <text:list-item>
          <text:p text:style-name="P43">Add three lines to web.properties</text:p>
        </text:list-item>
        <text:list-item>
          <text:p text:style-name="P43">The imageName is <text:span text:style-name="T6">uniprot_logo_link.jpeg </text:span><text:span text:style-name="T2">and the image is already in the correct location</text:span></text:p>
        </text:list-item>
      </text:list>
      <text:p text:style-name="P2"/>
      <text:p text:style-name="P2">10.6 On the Pathway report page, create link to the KEGG page for that pathway. <text:s/></text:p>
      <text:p text:style-name="P2"/>
      <text:list text:style-name="L2">
        <text:list-item text:start-value="1">
          <text:p text:style-name="P43">Add three lines to web.properties</text:p>
        </text:list-item>
        <text:list-item>
          <text:p text:style-name="P43">The imageName is <text:span text:style-name="T6">KEGG_logo_mini.gif </text:span><text:span text:style-name="T2">and the image is already in the correct location</text:span></text:p>
        </text:list-item>
        <text:list-item>
          <text:p text:style-name="P43">You'll also have to add this to the Pathway entry in webconfig-model:</text:p>
        </text:list-item>
      </text:list>
      <text:p text:style-name="P2"/>
      <text:p text:style-name="P5"><text:s text:c="2"/>&lt;class className="org.flymine.model.genomic.Pathway"&gt;</text:p>
      <text:p text:style-name="P5"><text:s text:c="4"/>&lt;fields&gt;</text:p>
      <text:p text:style-name="P5"><text:soft-page-break/><text:s text:c="6"/>&lt;fieldconfig fieldExpr="identifier" /&gt;</text:p>
      <text:p text:style-name="P5"><text:s text:c="6"/>&lt;fieldconfig fieldExpr="name" /&gt;</text:p>
      <text:p text:style-name="P5"><text:s text:c="4"/>&lt;/fields&gt;</text:p>
      <text:p text:style-name="P5"><text:s text:c="4"/>&lt;!-- add to use linkouts --&gt;</text:p>
      <text:p text:style-name="P5"><text:s text:c="4"/>&lt;longdisplayers&gt;</text:p>
      <text:p text:style-name="P5"><text:s text:c="6"/>&lt;displayer src="attributeLinkDisplayer.tile"/&gt;</text:p>
      <text:p text:style-name="P5"><text:s text:c="4"/>&lt;/longdisplayers&gt;</text:p>
      <text:p text:style-name="P5"><text:s text:c="2"/>&lt;/class&gt;</text:p>
      <text:p text:style-name="P2"/>
      <text:p text:style-name="P2">10.7 Set Pathway.name field to autocomplete on the template form and in the QueryBuilder.</text:p>
      <text:p text:style-name="P2"/>
      <text:p text:style-name="P11">Answers</text:p>
      <text:p text:style-name="P2"/>
      <text:p text:style-name="P3">9. Working as the SuperUser</text:p>
      <text:p text:style-name="P2"/>
      <text:p text:style-name="P2"><text:span text:style-name="T1">9.1</text:span> Build a template to find gene from a pathway (Pathway --&gt; Genes) </text:p>
      <text:p text:style-name="P2"/>
      <text:p text:style-name="P10"><text:s/>a. Build a query </text:p>
      <text:list text:style-name="L3">
        <text:list-item>
          <text:p text:style-name="P13">Click on the QueryBuilder tab on the top menu bar </text:p>
        </text:list-item>
        <text:list-item>
          <text:p text:style-name="P13">Select the pathway class and click the select button. </text:p>
        </text:list-item>
        <text:list-item>
          <text:p text:style-name="P13">Add columns to the query output (the blue boxes) </text:p>
          <text:list>
            <text:list-item>
              <text:p text:style-name="P13">In the Model Browser section (top left), click on the dark blue SHOW button next to the Pathway fields identifier and name.</text:p>
            </text:list-item>
            <text:list-item>
              <text:p text:style-name="P13">In the Model Browser section (top left), click on the blue SUMMARY button next to the genes collection. </text:p>
            </text:list-item>
          </text:list>
        </text:list-item>
        <text:list-item>
          <text:p text:style-name="P13">Add a filter to the query </text:p>
          <text:list>
            <text:list-item>
              <text:p text:style-name="P13">In the Model Browser section (top left), click on the brown CONSTRAIN button next to the Pathway.name field. </text:p>
            </text:list-item>
            <text:list-item>
              <text:p text:style-name="P13">This will open the constraint form in a panel on the right of the screen. </text:p>
            </text:list-item>
            <text:list-item>
              <text:p text:style-name="P13">Enter a Pathway (eg. Carbon fixation) and click on the 'Add to query' button. </text:p>
            </text:list-item>
          </text:list>
        </text:list-item>
      </text:list>
      <text:p text:style-name="P12"/>
      <text:p text:style-name="P9"><text:s/>b. Change to template-building mode </text:p>
      <text:p text:style-name="P9"/>
      <text:list text:style-name="L4">
        <text:list-item>
          <text:list>
            <text:list-item>
              <text:p text:style-name="P22"><text:span text:style-name="T3">Verify that you are logged in as the </text:span><text:a xlink:type="simple" xlink:href="http://intermine.org/wiki/SuperUser"><text:span text:style-name="T3">SuperUser</text:span></text:a><text:span text:style-name="T3"> (admin mode) </text:span></text:p>
            </text:list-item>
            <text:list-item>
              <text:p text:style-name="P23">Click the button "Start building a template query" that appears below the output section </text:p>
            </text:list-item>
            <text:list-item>
              <text:p text:style-name="P23">Update the template's name, title and description and then click the 'Update settings' button. </text:p>
            </text:list-item>
          </text:list>
        </text:list-item>
      </text:list>
      <text:list text:style-name="L5">
        <text:list-item>
          <text:p text:style-name="P33">name </text:p>
          <text:list>
            <text:list-item>
              <text:p text:style-name="P33">Pathway_Genes </text:p>
            </text:list-item>
            <text:list-item>
              <text:p text:style-name="P33">Used by javascript, webservices, etc to identify this template, must be unique </text:p>
            </text:list-item>
          </text:list>
        </text:list-item>
        <text:list-item>
          <text:p text:style-name="P33">title and description </text:p>
          <text:list>
            <text:list-item>
              <text:p text:style-name="P33">Pathway --&gt; Genes </text:p>
            </text:list-item>
            <text:list-item>
              <text:p text:style-name="P33">Title and description should be human readable </text:p>
            </text:list-item>
            <text:list-item>
              <text:p text:style-name="P33">Both are displayed on the templates page and the template form </text:p>
            </text:list-item>
            <text:list-item>
              <text:p text:style-name="P33">Both are used in the template search, so they should be as descriptive as possible </text:p>
            </text:list-item>
          </text:list>
        </text:list-item>
        <text:list-item>
          <text:p text:style-name="P33">comment is for internal use</text:p>
          <text:p text:style-name="P33"/>
        </text:list-item>
      </text:list>
      <text:list text:style-name="L4" text:continue-numbering="true">
        <text:list-item>
          <text:list text:continue-numbering="true">
            <text:list-item>
              <text:p text:style-name="P23">Make the constraint editable </text:p>
              <text:list>
                <text:list-item>
                  <text:p text:style-name="P23">When in template building mode, constraints listed at the top-right gain an extra icon - a little padlock. The closed padlock means that the constraint is locked and not editable in a template query. </text:p>
                </text:list-item>
                <text:list-item>
                  <text:p text:style-name="P23">Click the padlock, which will bring up the settings for that constraint. </text:p>
                </text:list-item>
                <text:list-item>
                  <text:p text:style-name="P23">Check the editable checkbox and click the 'Add to query' button </text:p>
                </text:list-item>
              </text:list>
            </text:list-item>
            <text:list-item>
              <text:p text:style-name="P23">Save the template </text:p>
              <text:list>
                <text:list-item>
                  <text:p text:style-name="P23">Scroll down to the bottom of the page to the 'Building a new template query' section </text:p>
                </text:list-item>
                <text:list-item>
                  <text:p text:style-name="P23">You'll see a preview of your template </text:p>
                </text:list-item>
                <text:list-item>
                  <text:p text:style-name="P32">Click on the 'Save template' button below the preview to save your template. </text:p>
                </text:list-item>
              </text:list>
            </text:list-item>
          </text:list>
        </text:list-item>
      </text:list>
      <text:p text:style-name="P2"/>
      <text:p text:style-name="P2"><text:span text:style-name="T1">9.2</text:span> Build a template to find a pathway from a gene (Gene --&gt; Pathways) </text:p>
      <text:p text:style-name="P2"/>
      <text:p text:style-name="P8"><text:soft-page-break/><text:span text:style-name="T1">9.3</text:span> Build a template that shows genes and their assigned KEGG pathways for a specified GO term. (GO term --&gt; Pathways) <text:s/>Try:</text:p>
      <text:list text:style-name="L1">
        <text:list-item text:start-value="1">
          <text:p text:style-name="P78">using a wildcard, eg. "*cell activation" </text:p>
        </text:list-item>
        <text:list-item>
          <text:p text:style-name="P78">changing the sort order</text:p>
        </text:list-item>
        <text:list-item>
          <text:p text:style-name="P78">adding another constraint</text:p>
        </text:list-item>
      </text:list>
      <text:p text:style-name="P2"/>
      <text:p text:style-name="P2"><text:span text:style-name="T1">9.4</text:span> Tag a template so that it would be viewable under the templates tab to all users of your webapp.</text:p>
      <text:p text:style-name="P2"/>
      <text:p text:style-name="P2"><text:s/>a. Verify that you are logged in as the super user</text:p>
      <text:p text:style-name="P2"><text:s/>b. Navigate to the Templates page in the MyMine section of the webapp.</text:p>
      <text:list text:style-name="L6">
        <text:list-item>
          <text:p text:style-name="P48">Click on the “MyMine” tab in the top menu bar</text:p>
        </text:list-item>
        <text:list-item>
          <text:p text:style-name="P48">Click on the “<text:bookmark text:name="subactive_mymine"/>Saved Templates” link in the submenu bar (the green bar directly below the tabs)</text:p>
        </text:list-item>
        <text:list-item>
          <text:p text:style-name="P48">This page lists all of the templates you have saved. <text:s/></text:p>
        </text:list-item>
      </text:list>
      <text:p text:style-name="P8"><text:s/>c. Add the “im:public” tag to a template.</text:p>
      <text:list text:style-name="L6">
        <text:list-item text:start-value="1">
          <text:p text:style-name="P85">The second column is the name of the template. <text:s/>Underneath the template are all of the tags for each template.</text:p>
        </text:list-item>
        <text:list-item>
          <text:p text:style-name="P85">Click on the “Add tags” link under the name of a template.</text:p>
        </text:list-item>
        <text:list-item>
          <text:p text:style-name="P85">Click on the “New tag” link. <text:s/></text:p>
        </text:list-item>
        <text:list-item>
          <text:p text:style-name="P85">Type in the tag name, im:public.</text:p>
        </text:list-item>
        <text:list-item>
          <text:p text:style-name="P85">Click the “Add” button.</text:p>
        </text:list-item>
        <text:list-item>
          <text:p text:style-name="P85">Click the “Log out” button in the top right corner of the webpage</text:p>
        </text:list-item>
        <text:list-item>
          <text:p text:style-name="P85">Click on the “Templates” tab in the top menu bar.</text:p>
        </text:list-item>
        <text:list-item>
          <text:p text:style-name="P85">Verify that your template appears in the list.</text:p>
        </text:list-item>
      </text:list>
      <text:p text:style-name="P7"/>
      <text:p text:style-name="P2"><text:span text:style-name="T1">9.5</text:span> Add the one of the templates you created to the front page. </text:p>
      <text:p text:style-name="P2"/>
      <text:p text:style-name="P2"><text:s/>a. Verify that you are logged in as the super user</text:p>
      <text:p text:style-name="P2"><text:s/>b. Navigate to the Templates page in the MyMine section of the webapp.</text:p>
      <text:list text:style-name="L7">
        <text:list-item>
          <text:p text:style-name="P93">Click on the “MyMine” tab in the top menu bar</text:p>
        </text:list-item>
        <text:list-item>
          <text:p text:style-name="P93">Click on the “<text:bookmark text:name="subactive_mymine1"/>Saved Templates” link in the submenu bar (the green bar directly below the tabs)</text:p>
        </text:list-item>
        <text:list-item>
          <text:p text:style-name="P93">This page lists all of the templates you have saved. <text:s/></text:p>
        </text:list-item>
      </text:list>
      <text:p text:style-name="P8"><text:s/>c. Add the “im:frontpage” tag to a template.</text:p>
      <text:list text:style-name="L6">
        <text:list-item text:start-value="1">
          <text:p text:style-name="P85">The second column is the name of the template. <text:s/>Underneath the template are all of the tags for each template.</text:p>
        </text:list-item>
        <text:list-item>
          <text:p text:style-name="P85">Click on the “Add tags” link under the name of a template.</text:p>
        </text:list-item>
        <text:list-item>
          <text:p text:style-name="P85">Click on the “New tag” link. <text:s/></text:p>
        </text:list-item>
        <text:list-item>
          <text:p text:style-name="P85">Type in the tag name, im:frontpage.</text:p>
        </text:list-item>
        <text:list-item>
          <text:p text:style-name="P85">Click the “Add” button.</text:p>
        </text:list-item>
        <text:list-item>
          <text:p text:style-name="P85">Click on the “Home” tab in the top menu bar</text:p>
        </text:list-item>
        <text:list-item>
          <text:p text:style-name="P85">Verify that your template appears on the home page.</text:p>
        </text:list-item>
      </text:list>
      <text:p text:style-name="P2"/>
      <text:p text:style-name="P2"><text:span text:style-name="T1">9.6</text:span> Create a list and add it to front page. </text:p>
      <text:p text:style-name="P2"/>
      <text:p text:style-name="P2"><text:s/>a. Create a list</text:p>
      <text:list text:style-name="L8">
        <text:list-item>
          <text:p text:style-name="P51">There are several ways to create a list, this is just one method.</text:p>
        </text:list-item>
        <text:list-item>
          <text:p text:style-name="P51">Navigate to the list upload page by clicking on the “Lists” tab and then clicking on the “Upload” link in the submenu bar (the black bar immediately below the tabs).</text:p>
        </text:list-item>
        <text:list-item>
          <text:p text:style-name="P51">Copy and paste a list of identifiers into the list upload form. <text:s/>Try these: <text:s/>gene.36435, OAT, TR, PFF1155w, PF13_0100, MAL1P1.20 </text:p>
        </text:list-item>
        <text:list-item>
          <text:p text:style-name="P51"><text:soft-page-break/>Click the “Create List” button at the bottom of the form</text:p>
        </text:list-item>
        <text:list-item>
          <text:p text:style-name="P51">Enter a list name on the list confirmation form.</text:p>
        </text:list-item>
        <text:list-item>
          <text:p text:style-name="P51">Click on save list. <text:s/>You will be redirected to the list analysis page for the list you just created.</text:p>
        </text:list-item>
      </text:list>
      <text:p text:style-name="P2"/>
      <text:p text:style-name="P2"><text:s/>b. Tag list with “im:frontpage” </text:p>
      <text:p text:style-name="P2"/>
      <text:list text:style-name="L9">
        <text:list-item>
          <text:p text:style-name="P57">Navigate back to MyMine by clicking on the MyMine tab in the top menu bar</text:p>
        </text:list-item>
        <text:list-item>
          <text:p text:style-name="P57">Click on the “<text:bookmark text:name="subactive_mymine11"/>Lists” link in the submenu bar (the green bar directly below the tabs)</text:p>
        </text:list-item>
        <text:list-item>
          <text:p text:style-name="P57">This page displays all lists you've created. <text:s/>The second column in the table are the list names.</text:p>
        </text:list-item>
        <text:list-item>
          <text:p text:style-name="P57">Click on the “Add tags” link beneath the name of a list.</text:p>
        </text:list-item>
        <text:list-item>
          <text:p text:style-name="P57">Click on the dropdown and select the tag “im:frontpage”. <text:s text:c="2"/>If that tag is not present in the dropdown, click on the “New tag” link and enter “im:frontpage” in the form field.</text:p>
        </text:list-item>
        <text:list-item>
          <text:p text:style-name="P57">Click the “Add” button.</text:p>
        </text:list-item>
        <text:list-item>
          <text:p text:style-name="P57">To make the list viewable to all users (not just the super user), repeat the above steps for the “im:public” tag.</text:p>
        </text:list-item>
      </text:list>
      <text:list text:style-name="L10">
        <text:list-header>
          <text:p text:style-name="P84"/>
        </text:list-header>
      </text:list>
      <text:p text:style-name="P2"><text:span text:style-name="T1">9.7</text:span> Add the Protein.features collection to the "Summary" section of the Protein report page .</text:p>
      <text:p text:style-name="P2"/>
      <text:p text:style-name="P2"><text:s/>a. <text:span text:style-name="T5">Navigate to a protein report page. <text:s/></text:span></text:p>
      <text:p text:style-name="P4"/>
      <text:list text:style-name="L11">
        <text:list-item>
          <text:p text:style-name="P71">There are several ways to do this, eg. Do a quick search using an identifier like P62368.</text:p>
        </text:list-item>
        <text:list-item>
          <text:p text:style-name="P77"><text:span text:style-name="T4">Scroll down to the bottom section of the page, “</text:span><text:span text:style-name="T3">Further Information by Category</text:span><text:span text:style-name="T4">”. <text:s/></text:span></text:p>
        </text:list-item>
      </text:list>
      <text:p text:style-name="P4"/>
      <text:p text:style-name="P4"><text:s/>b. Tag the features collection with the “im:summary” tag.</text:p>
      <text:p text:style-name="P4"/>
      <text:list text:style-name="L12">
        <text:list-item>
          <text:p text:style-name="P72">Click on the “expand all” link next to the “Further Information by Category“ title on the gray bar.</text:p>
        </text:list-item>
        <text:list-item>
          <text:p text:style-name="P72">Click on the “Add tags” link to the right of the features collection.</text:p>
        </text:list-item>
        <text:list-item>
          <text:p text:style-name="P72">Select “im:summary” from the dropdown. <text:s/>If “im:summary” is not listed in the dropdown, click on the New tag link and enter “im:summary” in the form field.</text:p>
        </text:list-item>
        <text:list-item>
          <text:p text:style-name="P72">Click the “Add” button.</text:p>
        </text:list-item>
      </text:list>
      <text:p text:style-name="P2"><text:s/></text:p>
      <text:p text:style-name="P2"><text:s/>c. Refresh the page to view your changes.</text:p>
      <text:p text:style-name="P2"/>
      <text:p text:style-name="P11">10. Configuring your webapp with properties files </text:p>
      <text:p text:style-name="P2"/>
      <text:p text:style-name="P2">NOTE: After you update a properties file, you have to re-release your webapp for the changes to take effect. </text:p>
      <text:p text:style-name="P2"/>
      <text:p text:style-name="P2"><text:span text:style-name="T1">10.1 </text:span>In the QueryBuilder, when you click on the SUMMARY button next to the Pathway class, nothing happens. <text:s/>Update the properties file so that Pathway.identifier and Pathway.name are added to the view list when you click on the SUMMARY button. (Hint: webconfig-model.xml)</text:p>
      <text:p text:style-name="P2"/>
      <text:p text:style-name="P2"><text:s/>a. Add an entry to malariamine/webapp/resources/webapp/WEB-INF/webconfig-model.xml</text:p>
      <text:p text:style-name="P2"/>
      <text:list text:style-name="L13">
        <text:list-item>
          <text:p text:style-name="P64">Open webconfig-model.xml in a text editor</text:p>
        </text:list-item>
        <text:list-item>
          <text:p text:style-name="P64">Add the following to that file:</text:p>
        </text:list-item>
      </text:list>
      <text:p text:style-name="P2"/>
      <text:p text:style-name="P2"><text:s text:c="2"/><text:span text:style-name="T6">&lt;class className="org.flymine.model.genomic.Pathway"&gt;</text:span></text:p>
      <text:p text:style-name="P5"><text:s text:c="4"/>&lt;fields&gt;</text:p>
      <text:p text:style-name="P5"><text:s text:c="6"/>&lt;fieldconfig fieldExpr="identifier" /&gt;</text:p>
      <text:p text:style-name="P5"><text:s text:c="6"/>&lt;fieldconfig fieldExpr="name" /&gt;</text:p>
      <text:p text:style-name="P5"><text:s text:c="4"/>&lt;/fields&gt; <text:s/></text:p>
      <text:p text:style-name="P5"><text:s text:c="2"/>&lt;/class&gt;</text:p>
      <text:p text:style-name="P5"/>
      <text:list text:style-name="L13" text:continue-numbering="true">
        <text:list-item>
          <text:p text:style-name="P64">Be sure you add the entry between the &lt;webconfig&gt; tags, like so:</text:p>
        </text:list-item>
      </text:list>
      <text:p text:style-name="P2"/>
      <text:p text:style-name="P5"><text:s/>&lt;webconfig&gt;</text:p>
      <text:p text:style-name="P2"><text:s text:c="3"/><text:span text:style-name="T6">&lt;class className="org.flymine.model.genomic.Pathway"&gt;</text:span></text:p>
      <text:p text:style-name="P5"><text:s text:c="5"/>&lt;fields&gt;</text:p>
      <text:p text:style-name="P5"><text:s text:c="7"/>&lt;fieldconfig fieldExpr="identifier" /&gt;</text:p>
      <text:p text:style-name="P5"><text:s text:c="7"/>&lt;fieldconfig fieldExpr="name" /&gt;</text:p>
      <text:p text:style-name="P5"><text:s text:c="5"/>&lt;/fields&gt; <text:s/></text:p>
      <text:p text:style-name="P5"><text:s text:c="3"/>&lt;/class&gt;</text:p>
      <text:p text:style-name="P5"><text:s/>&lt;!-- other configuration entries --&gt;</text:p>
      <text:p text:style-name="P5"><text:s/>&lt;/webconfig&gt;</text:p>
      <text:p text:style-name="P2"/>
      <text:p text:style-name="P2"><text:s/>b. Re-release your webapp</text:p>
      <text:p text:style-name="P2"><text:s/></text:p>
      <text:p text:style-name="P5"><text:tab/># in malariamine/webapp</text:p>
      <text:p text:style-name="P5"><text:tab/>ant default remove-webapp release-webapp</text:p>
      <text:p text:style-name="P2"/>
      <text:p text:style-name="P2"><text:s/>c. Verify your changes in the QueryBuilder.</text:p>
      <text:p text:style-name="P2"/>
      <text:list text:style-name="L14">
        <text:list-item>
          <text:p text:style-name="P67">Click on the QueryBuilder tab, select Pathway from the list of classes.</text:p>
        </text:list-item>
        <text:list-item>
          <text:p text:style-name="P67">Click on the SUMMARY button next to the Pathway class.</text:p>
        </text:list-item>
        <text:list-item>
          <text:p text:style-name="P67">Check that Pathway.identifier and Pathway.name have been added to your query.</text:p>
        </text:list-item>
      </text:list>
      <text:p text:style-name="P2"/>
      <text:p text:style-name="P2"><text:span text:style-name="T1">10.2</text:span> When the Pathway.identifier field appears on the results <text:s/>page, it's not a link. <text:s/>Make those fields links to their report page. <text:s/>(Hint: <text:s/>update class_keys.properties) </text:p>
      <text:p text:style-name="P2"/>
      <text:p text:style-name="P2"><text:s/>a. Add the Pathway class to the class_keys.properties file. <text:s/>Set "identifier" as the key for that class. </text:p>
      <text:p text:style-name="P2"><text:s text:c="6"/></text:p>
      <text:p text:style-name="P6"><text:tab/># in malariamine /dbmodel/resources/class_keys.properties </text:p>
      <text:p text:style-name="P6"><text:tab/>Pathway = identifier </text:p>
      <text:p text:style-name="P4"><text:soft-page-break/></text:p>
      <text:p text:style-name="P4"><text:s/>b. Re-release your webapp by running this command:</text:p>
      <text:p text:style-name="P4"/>
      <text:p text:style-name="P6"><text:tab/># malariamine/webapp</text:p>
      <text:p text:style-name="P6"><text:tab/>ant default remove-webapp release-webapp</text:p>
      <text:p text:style-name="P2"><text:tab/></text:p>
      <text:p text:style-name="P2"><text:span text:style-name="T1">10.3</text:span> Update the examples displayed in the search box in the top menu bar with an example gene identifier, list name and template keyword (hint: <text:s/>update web.properties) </text:p>
      <text:p text:style-name="P2"/>
      <text:p text:style-name="P2"><text:s/>a. Update entries in malariamine/webapp/resources/web.properties</text:p>
      <text:p text:style-name="P2"/>
      <text:p text:style-name="P2"><text:tab/>Change the values for these three entries in web.properties:</text:p>
      <text:p text:style-name="P2"/>
      <text:p text:style-name="P5"><text:tab/># quicksearch examples</text:p>
      <text:p text:style-name="P5"><text:tab/>quickSearch.identifiers = e.g example identifier</text:p>
      <text:p text:style-name="P5"><text:tab/>quickSearch.templates = e.g. example template name</text:p>
      <text:p text:style-name="P5"><text:tab/>quickSearch.lists = e.g. example list name</text:p>
      <text:p text:style-name="P2"/>
      <text:p text:style-name="P2"><text:s/>b. Re-release your webapp</text:p>
      <text:p text:style-name="P2"/>
      <text:p text:style-name="P5"><text:tab/># in malariamine/webapp</text:p>
      <text:p text:style-name="P5"><text:tab/>ant default remove-webapp release-webapp</text:p>
      <text:p text:style-name="P2"/>
      <text:p text:style-name="P2"><text:s/>c. Verify your changes</text:p>
      <text:p text:style-name="P2"/>
      <text:p text:style-name="P2"><text:tab/>Check that the new values you added to the properties file are displayed in the Quicksearch</text:p>
      <text:p text:style-name="P2"/>
      <text:p text:style-name="P2"><text:span text:style-name="T1">10.4</text:span> Update the example identifiers added by the "click to see an example" link on the list upload page </text:p>
      <text:p text:style-name="P2"/>
      <text:p text:style-name="P2"><text:s/>a. Update the list upload example in malariamine/webapp/resources/web.properties</text:p>
      <text:p text:style-name="P2"/>
      <text:p text:style-name="P2"><text:tab/># list upload example</text:p>
      <text:p text:style-name="P2"><text:span text:style-name="T6"><text:tab/>gene.36435, OAT, TR, PFF1155w, PF13_0100, MAL1P1.20</text:span> </text:p>
      <text:p text:style-name="P5"/>
      <text:p text:style-name="P2"><text:s/>b. Re-release your webapp</text:p>
      <text:p text:style-name="P2"/>
      <text:p text:style-name="P5"><text:tab/># in malariamine/webapp</text:p>
      <text:p text:style-name="P5"><text:tab/>ant default remove-webapp release-webapp</text:p>
      <text:p text:style-name="P2"/>
      <text:p text:style-name="P2"><text:s/>c. Verify your changes</text:p>
      <text:p text:style-name="P2"/>
      <text:p text:style-name="P2"><text:tab/>Check that when you click on “click to see an example” link on list upload page, your new example</text:p>
      <text:p text:style-name="P2"><text:tab/>identifiers are added to the list upload form.</text:p>
      <text:p text:style-name="P2"/>
      <text:p text:style-name="P2"><text:span text:style-name="T1">10.5</text:span> On the Protein report page, create a link to the UniProt page for that protein </text:p>
      <text:p text:style-name="P2"/>
      <text:p text:style-name="P2"><text:s/>a. Add properties to web.properties</text:p>
      <text:p text:style-name="P2"/>
      <text:p text:style-name="P5">attributelink.uniProt.Protein.*.primaryIdentifier.url=http://www.uniprot.org/entry/&lt;&lt;attributeValue&gt;&gt; </text:p>
      <text:p text:style-name="P5">attributelink.uniProt.Protein.*.primaryIdentifier.text=uniprot: <text:soft-page-break/>&lt;&lt;attributeValue&gt;&gt; </text:p>
      <text:p text:style-name="P5">attributelink.uniProt.Protein.*.primaryIdentifier.imageName=uniprot_logo_link.jpeg </text:p>
      <text:p text:style-name="P2"/>
      <text:p text:style-name="P2"><text:s/>b. Re-release your webapp </text:p>
      <text:p text:style-name="P2"><text:s/>c. Verify your changes by viewing the link on a protein report page</text:p>
      <text:p text:style-name="P2"/>
      <text:p text:style-name="P2"><text:span text:style-name="T1">10.6 </text:span>On the Pathway report page, create link to the KEGG page for that pathway </text:p>
      <text:p text:style-name="P2"><text:s/></text:p>
      <text:p text:style-name="P2"><text:s text:c="2"/>a. Add properties to web.properties</text:p>
      <text:p text:style-name="P2"/>
      <text:p text:style-name="P5">attributelink.KEGG.Pathway.*.identifier.url=http://www.genome.jp/dbget-bin/show_pathway?pfa&lt;&lt;attributeValue&gt;&gt; </text:p>
      <text:p text:style-name="P5">attributelink.KEGG.Pathway.*.identifier.text=KEGG: &lt;&lt;attributeValue&gt;&gt; </text:p>
      <text:p text:style-name="P5">attributelink.KEGG.Pathway.*.identifier.imageName=KEGG_logo_mini.gif </text:p>
      <text:p text:style-name="P2"/>
      <text:p text:style-name="P2"><text:s/>b. Add to pathway entry in webconfig-model</text:p>
      <text:p text:style-name="P2"/>
      <text:p text:style-name="P5"><text:s text:c="2"/>&lt;class className="org.flymine.model.genomic.Pathway"&gt;</text:p>
      <text:p text:style-name="P5"><text:s text:c="4"/>&lt;fields&gt;</text:p>
      <text:p text:style-name="P5"><text:s text:c="6"/>&lt;fieldconfig fieldExpr="identifier" /&gt;</text:p>
      <text:p text:style-name="P5"><text:s text:c="6"/>&lt;fieldconfig fieldExpr="name" /&gt;</text:p>
      <text:p text:style-name="P5"><text:s text:c="4"/>&lt;/fields&gt;</text:p>
      <text:p text:style-name="P5"><text:s text:c="4"/>&lt;!-- add to use linkouts --&gt;</text:p>
      <text:p text:style-name="P5"><text:s text:c="4"/>&lt;longdisplayers&gt;</text:p>
      <text:p text:style-name="P5"><text:s text:c="6"/>&lt;displayer src="attributeLinkDisplayer.tile"/&gt;</text:p>
      <text:p text:style-name="P5"><text:s text:c="4"/>&lt;/longdisplayers&gt;</text:p>
      <text:p text:style-name="P5"><text:s text:c="2"/>&lt;/class&gt;</text:p>
      <text:p text:style-name="P5"/>
      <text:p text:style-name="P2"><text:s/>c. Re-release your webapp </text:p>
      <text:p text:style-name="P2"><text:s/>d. Verify your changes by viewing the link on a pathway report page</text:p>
      <text:p text:style-name="P2"/>
      <text:p text:style-name="P3">10.7 <text:span text:style-name="T5">Set Pathway.name field to autocomplete on the template form and in the QueryBuilder.</text:span></text:p>
      <text:p text:style-name="P2"/>
      <text:p text:style-name="P2"><text:s/>a. Add this entry to malariamine/dbmodel/resources/objectstoresummary.config.properties :</text:p>
      <text:list text:style-name="L15">
        <text:list-header>
          <text:p text:style-name="P70"/>
        </text:list-header>
      </text:list>
      <text:p text:style-name="P5"><text:tab/>org.flymine.model.genomic.Pathway.autocomplete = name </text:p>
      <text:p text:style-name="P2"/>
      <text:p text:style-name="P2"><text:s/>b. Run post-process to add autocomplete index to database:</text:p>
      <text:p text:style-name="P2"/>
      <text:p text:style-name="P5"><text:tab/># in malariamine/postprocess</text:p>
      <text:p text:style-name="P5"><text:tab/>ant -v -Daction=create-autocomplete-index</text:p>
      <text:p text:style-name="P2"/>
      <text:p text:style-name="P3">Widgets</text:p>
      <text:p text:style-name="P2"/>
      <text:p text:style-name="P5">&lt;bagtabledisplayer id="kegg" title="Pathway Information (KEGG)"</text:p>
      <text:p text:style-name="P5"><text:tab/>pathStrings="Gene.pathways"</text:p>
      <text:p text:style-name="P5"><text:tab/>description="Most common pathways for this list."</text:p>
      <text:p text:style-name="P5"><text:tab/>typeClass="org.flymine.model.genomic.Gene"</text:p>
      <text:p text:style-name="P5"><text:tab/>displayFields="identifier,name"</text:p>
      <text:p text:style-name="P5"><text:tab/>exportField="primaryIdentifier"</text:p>
      <text:p text:style-name="P5"><text:tab/>externalLink="http://www.genome.jp/dbget-bin/www_bget?pathway+pfa"</text:p>
      <text:p text:style-name="P5"><text:soft-page-break/><text:tab/>externalLinkLabel="KEGG" 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ulie Sullivan</meta:initial-creator>
    <meta:creation-date>2008-10-27T16:03:38</meta:creation-date>
    <dc:creator>Julie Sullivan</dc:creator>
    <dc:date>2008-10-29T16:48:44</dc:date>
    <meta:editing-cycles>79</meta:editing-cycles>
    <meta:editing-duration>P1DT2H14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35" meta:word-count="2111" meta:character-count="13367"/>
  </office:meta>
</office:document-meta>
</file>